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f49" officeooo:paragraph-rsid="00004f4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funcion rand es mala, no da diferentes numeros al inicio.</text:p>
      <text:p text:style-name="P1"/>
      <text:p text:style-name="P1">Se utilizaron ciclos anidados y sentencias selectivas bas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box </meta:initial-creator>
    <meta:creation-date>2014-10-01T03:06:30.811405217</meta:creation-date>
    <dc:date>2014-10-01T03:08:15.928695347</dc:date>
    <dc:creator>cebox </dc:creator>
    <meta:editing-duration>P0D</meta:editing-duration>
    <meta:editing-cycles>1</meta:editing-cycles>
    <meta:document-statistic meta:table-count="0" meta:image-count="0" meta:object-count="0" meta:page-count="1" meta:paragraph-count="2" meta:word-count="19" meta:character-count="122" meta:non-whitespace-character-count="105"/>
    <meta:generator>LibreOffice/4.2.6.3$Linux_X86_64 LibreOffice_project/420m0$Build-3</meta:generator>
  </office:meta>
</office:document-meta>
</file>